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5785"/>
    </style:style>
    <style:style style:name="T1" style:family="text">
      <style:text-properties officeooo:rsid="0008b0be"/>
    </style:style>
    <style:style style:name="T2" style:family="text">
      <style:text-properties officeooo:rsid="001e9a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contains content chosen by Attacker!</text:p>
      <text:p text:style-name="P1"/>
      <text:p text:style-name="P1">Document was signed by Attacker using a <text:span text:style-name="T2">self-signed </text:span>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4:50:48.403000000</meta:creation-date>
    <dc:date>2021-01-28T14:51:41.172000000</dc:date>
    <meta:editing-duration>PT52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3" meta:non-whitespace-character-count="10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400d1005f00ca00370012004b000f008800790054004e00e000e9004600c9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p4Jj3y9JErJ3wNVz5uaMR0rIUP0Jf2WCozPstqjrs6w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0fEwbdN0NlRGj7lanNRNfQm6zDRhKWGACF9SFpiNKi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u2kJutB1iZQP7ralNS7Q9QuvCs7g6bcrrZHFtienvxI=</DigestValue>
      </Reference>
      <Reference URI="Thumbnails/thumbnail.png">
        <DigestMethod Algorithm="http://www.w3.org/2001/04/xmlenc#sha256"/>
        <DigestValue>DA6XOgcBFrMxjLOrVzonPxdHexjrG7ZdNge0Bj2iK8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53005e00b200e9005c00a500430041008e00210048000a0030008a00640029">
        <DigestMethod Algorithm="http://www.w3.org/2001/04/xmlenc#sha256"/>
        <DigestValue>TsjVPBvvfAECOXlQqpE5EQeizhBQjiq4uZccXt26nY4=</DigestValue>
      </Reference>
      <Reference URI="#idSignedProperties" Type="http://uri.etsi.org/01903#SignedProperties">
        <DigestMethod Algorithm="http://www.w3.org/2001/04/xmlenc#sha256"/>
        <DigestValue>tJDIeqjdj8y9TLEiaqS3C2eT7p8FfHP5F/n4A4xKIug=</DigestValue>
      </Reference>
    </SignedInfo>
    <SignatureValue>mjQWUrZ2UtwOBRR4igaVDfrm/XLxKrBf52c2IqhEYZ44f+uOAs4z+jGEF405KBtH
1lluJEARe+E9MN+k08frCtQRyNWfeGk2LxwcAsg+U2KuDTwVgUFwlqwRR6aMGNtm
bnM4llMi1ew2EvvZM4Z/1ujRlpcZh514ihV1VGjqIQHiaSCQXfFpY8PMvj1BVWdR
KigCAgKlDUM40OoWtisid4ZFlCWvWGIbeLrczHZ4MQ4YKXiYYcyZtA7CWXjOJq1c
4d98GYejEGNgCMlbTPf0xC9q13rjzZ6TBFYEcCLFwdNRWA9vwTC9sCw4NQT3j4TK
anWO2sFey+CVQaVCuVgJY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RTCCAjWgAwIBAgIKdvGR2yh62BS9sTANBgkqhkiG9w0BAQsFADBUMR8wHQYD
VQQDExZBdHRhY2tlciBjaG9zZW4gSXNzdWVyMSQwIgYJKoZIhvcNAQkBFhVBdHRh
Y2tlciBjaG9zZW4gZW1haWwxCzAJBgNVBAYTAkRFMB4XDTIxMDEyMTE0Mjk1N1oX
DTI2MDEyMTE0Mjk1N1owVTEgMB4GA1UEAxMXQXR0YWNrZXIgY2hvc2VuIHN1Ympl
Y3QxJDAiBgkqhkiG9w0BCQEWFWF0dGFja2VyIGNob3NlbiBlbWFpbDELMAkGA1UE
BhMCREUwggEiMA0GCSqGSIb3DQEBAQUAA4IBDwAwggEKAoIBAQCuqLKHywk0JZy2
MoANbr40mAatdR+PXFl8ppdXQQ2gddbkTfpA7uGb51ONOftvHOOGDHHvqXjTApbF
SEOcXFDogzAyYYbcf++bcXWMpOukksUE+LuxZ5XqiTQ2zb5kEQfQybufWMdNhjnw
p+yC1Q0B75WRjExGqXWAweaUbVR4DTZttKd6E1XftddipN0aLhet0GSLwdZjlcls
Q/36thXF3UInJHilWY4JV4MfmMuBfGWF3xU1Aa32MK7gUK/5WgMMuJy462AuqUZc
PDlB3hp6EMd111JdARO6TPekekbdGT56/WtoQnNQNRbKxMJ6DFipf2lid1LPY4l7
GteMeuTtAgMBAAGjIDAeMA8GCSqGSIb3LwEBCgQCBQAwCwYDVR0PBAQDAgeAMAUG
ASoFAAOCAQEAjNiNeP+vHdv+qikcKC4JEm6cxT2JEEBcS6IZs0xPpTGU8WmpM1vK
ohsQL6NINDcD4kozlEhANinKFREnhlhR5DjUy5KGg9MwHc/SLhACZhd1eQhzJEBz
HhQw3SY1zllbPc2pPvrlHN9ThkkWeW4jP4YR/vM5nHmHFModIutQi03dP0mQmsjA
o5pqVt6FeiyIqFsvt0oI799MZL1VPU0zS2Zn4uf2HSRWOBhQlY4Y6cwASQNZAAgB
o6JBQC0ErjX6rkqLVBZbcDulNMXSW5kxpqi3YBvSGEFjqybvz6vgB3gq/0ctrBQf
qwxTSZDUp7ULPmgdiH1Ib1C4+9IB354j1Q==</X509Certificate>
      </X509Data>
    </KeyInfo>
    <Object>
      <SignatureProperties>
        <SignatureProperty Id="ID_0053005e00b200e9005c00a500430041008e00210048000a0030008a00640029" Target="#ID_001400d1005f00ca00370012004b000f008800790054004e00e000e9004600c9">
          <dc:date xmlns:dc="http://purl.org/dc/elements/1.1/">2021-01-28T14:51:48.437000000</dc:date>
        </SignatureProperty>
      </SignatureProperties>
    </Object>
    <Object xmlns:xd="http://uri.etsi.org/01903/v1.3.2#">
      <xd:QualifyingProperties Target="#ID_001400d1005f00ca00370012004b000f008800790054004e00e000e9004600c9">
        <xd:SignedProperties Id="idSignedProperties">
          <xd:SignedSignatureProperties>
            <xd:SigningTime>2021-01-28T14:51:48.437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